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e:Marquev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 </meta:initial-creator>
    <meta:creation-date>2015-06-22T20:06:22</meta:creation-date>
    <dc:date>2015-06-22T20:06:46</dc:date>
    <dc:creator>Aluno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3.5$Linux_x86 LibreOffice_project/350m1$Build-2</meta:generator>
  </office:meta>
</office:document-meta>
</file>